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64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p11-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table:number-columns-repeated="4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253" calcext:value-type="float">
            <text:p>253</text:p>
          </table:table-cell>
          <table:table-cell table:number-columns-repeated="5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91" calcext:value-type="float">
            <text:p>291</text:p>
          </table:table-cell>
          <table:table-cell table:number-columns-repeated="5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1" office:value-type="string" calcext:value-type="string">
            <text:p>x_i.</text:p>
          </table:table-cell>
          <table:table-cell table:formula="of:=AVERAGE([.G4:.G8])" office:value-type="float" office:value="235.2" calcext:value-type="float">
            <text:p>235.2</text:p>
          </table:table-cell>
          <table:table-cell table:formula="of:=AVERAGE([.H4:.H8])" office:value-type="float" office:value="240.4" calcext:value-type="float">
            <text:p>240.4</text:p>
          </table:table-cell>
          <table:table-cell table:formula="of:=AVERAGE([.I4:.I8])" office:value-type="float" office:value="266.8" calcext:value-type="float">
            <text:p>266.8</text:p>
          </table:table-cell>
          <table:table-cell table:formula="of:=AVERAGE([.G10:.I10])" office:value-type="float" office:value="247.466666666667" calcext:value-type="float">
            <text:p>247.466666666667</text:p>
          </table:table-cell>
          <table:table-cell table:style-name="ce1" office:value-type="string" calcext:value-type="string">
            <text:p>AVG x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" office:value-type="string" calcext:value-type="string">
            <text:p>n*(x_i. - avgx)^2</text:p>
          </table:table-cell>
          <table:table-cell table:formula="of:=[.$E$7]*([.G10]-[.$J$10])^2" office:value-type="float" office:value="752.355555555561" calcext:value-type="float">
            <text:p>752.355555555561</text:p>
          </table:table-cell>
          <table:table-cell table:formula="of:=[.$E$7]*([.H10]-[.$J$10])^2" office:value-type="float" office:value="249.688888888891" calcext:value-type="float">
            <text:p>249.688888888891</text:p>
          </table:table-cell>
          <table:table-cell table:formula="of:=[.$E$7]*([.I10]-[.$J$10])^2" office:value-type="float" office:value="1868.88888888889" calcext:value-type="float">
            <text:p>1868.88888888889</text:p>
          </table:table-cell>
          <table:table-cell table:formula="of:=SUM([.G11:.I11])" office:value-type="float" office:value="2870.93333333334" calcext:value-type="float">
            <text:p>2870.93333333334</text:p>
          </table:table-cell>
          <table:table-cell table:style-name="ce1" office:value-type="string" calcext:value-type="string">
            <text:p>SSA</text:p>
          </table:table-cell>
          <table:table-cell table:style-name="ce2" office:value-type="string" calcext:value-type="string">
            <text:p>MSA = </text:p>
          </table:table-cell>
          <table:table-cell office:value-type="string" calcext:value-type="string">
            <text:p>SSA/(I-1)</text:p>
          </table:table-cell>
          <table:table-cell table:formula="of:=[.J11]/[.M12]" office:value-type="float" office:value="1435.46666666667" calcext:value-type="float">
            <text:p>1435.4666666666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"/>
          <table:table-cell table:number-columns-repeated="5"/>
          <table:table-cell table:style-name="ce2" office:value-type="string" calcext:value-type="string">
            <text:p>I – 1 =</text:p>
          </table:table-cell>
          <table:table-cell table:formula="of:=3-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</text:p>
          </table:table-cell>
          <table:table-cell table:number-columns-repeated="3"/>
          <table:table-cell table:style-name="ce1" office:value-type="string" calcext:value-type="string">
            <text:p>(x_ij – x_i.)^2</text:p>
          </table:table-cell>
          <table:table-cell table:formula="of:=([.G4]-[.G$10])^2" office:value-type="float" office:value="116.64" calcext:value-type="float">
            <text:p>116.64</text:p>
          </table:table-cell>
          <table:table-cell table:formula="of:=([.H4]-[.H$10])^2" office:value-type="float" office:value="6.75999999999997" calcext:value-type="float">
            <text:p>6.75999999999997</text:p>
          </table:table-cell>
          <table:table-cell table:formula="of:=([.I4]-[.I$10])^2" office:value-type="float" office:value="3.24000000000004" calcext:value-type="float">
            <text:p>3.24000000000004</text:p>
          </table:table-cell>
          <table:table-cell table:number-columns-repeated="5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formula="of:=([.G5]-[.G$10])^2" office:value-type="float" office:value="17.6399999999999" calcext:value-type="float">
            <text:p>17.6399999999999</text:p>
          </table:table-cell>
          <table:table-cell table:formula="of:=([.H5]-[.H$10])^2" office:value-type="float" office:value="31.3599999999999" calcext:value-type="float">
            <text:p>31.3599999999999</text:p>
          </table:table-cell>
          <table:table-cell table:formula="of:=([.I5]-[.I$10])^2" office:value-type="float" office:value="46.2400000000002" calcext:value-type="float">
            <text:p>46.2400000000002</text:p>
          </table:table-cell>
          <table:table-cell table:number-columns-repeated="5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</text:p>
          </table:table-cell>
          <table:table-cell table:number-columns-repeated="4"/>
          <table:table-cell table:formula="of:=([.G6]-[.G$10])^2" office:value-type="float" office:value="0.640000000000018" calcext:value-type="float">
            <text:p>0.640000000000018</text:p>
          </table:table-cell>
          <table:table-cell table:formula="of:=([.H6]-[.H$10])^2" office:value-type="float" office:value="6.75999999999997" calcext:value-type="float">
            <text:p>6.75999999999997</text:p>
          </table:table-cell>
          <table:table-cell table:formula="of:=([.I6]-[.I$10])^2" office:value-type="float" office:value="3.24000000000004" calcext:value-type="float">
            <text:p>3.2400000000000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([.G7]-[.G$10])^2" office:value-type="float" office:value="331.24" calcext:value-type="float">
            <text:p>331.24</text:p>
          </table:table-cell>
          <table:table-cell table:formula="of:=([.H7]-[.H$10])^2" office:value-type="float" office:value="29.1600000000001" calcext:value-type="float">
            <text:p>29.1600000000001</text:p>
          </table:table-cell>
          <table:table-cell table:formula="of:=([.I7]-[.I$10])^2" office:value-type="float" office:value="190.44" calcext:value-type="float">
            <text:p>190.44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([.G8]-[.G$10])^2" office:value-type="float" office:value="116.64" calcext:value-type="float">
            <text:p>116.64</text:p>
          </table:table-cell>
          <table:table-cell table:formula="of:=([.H8]-[.H$10])^2" office:value-type="float" office:value="29.1600000000001" calcext:value-type="float">
            <text:p>29.1600000000001</text:p>
          </table:table-cell>
          <table:table-cell table:formula="of:=([.I8]-[.I$10])^2" office:value-type="float" office:value="585.639999999999" calcext:value-type="float">
            <text:p>585.639999999999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sum_j (x_ij – x_i.)^2</text:p>
          </table:table-cell>
          <table:table-cell/>
          <table:table-cell table:formula="of:=SUM([.G13:.G17])" office:value-type="float" office:value="582.8" calcext:value-type="float">
            <text:p>582.8</text:p>
          </table:table-cell>
          <table:table-cell table:formula="of:=SUM([.H13:.H17])" office:value-type="float" office:value="103.2" calcext:value-type="float">
            <text:p>103.2</text:p>
          </table:table-cell>
          <table:table-cell table:formula="of:=SUM([.I13:.I17])" office:value-type="float" office:value="828.8" calcext:value-type="float">
            <text:p>828.8</text:p>
          </table:table-cell>
          <table:table-cell table:formula="of:=SUM([.G18:.I18])" office:value-type="float" office:value="1514.8" calcext:value-type="float">
            <text:p>1514.8</text:p>
          </table:table-cell>
          <table:table-cell table:style-name="ce1" office:value-type="string" calcext:value-type="string">
            <text:p>SSE</text:p>
          </table:table-cell>
          <table:table-cell table:style-name="ce2" office:value-type="string" calcext:value-type="string">
            <text:p>MSE = </text:p>
          </table:table-cell>
          <table:table-cell office:value-type="string" calcext:value-type="string">
            <text:p>SSE/(I(J-1))</text:p>
          </table:table-cell>
          <table:table-cell table:formula="of:=[.J18]/[.M19]" office:value-type="float" office:value="126.233333333333" calcext:value-type="float">
            <text:p>126.233333333333</text:p>
          </table:table-cell>
        </table:table-row>
        <table:table-row table:style-name="ro1">
          <table:table-cell table:number-columns-repeated="11"/>
          <table:table-cell table:style-name="ce2" office:value-type="string" calcext:value-type="string">
            <text:p>I(J-1) =</text:p>
          </table:table-cell>
          <table:table-cell table:formula="of:=3*(5-1)" office:value-type="float" office:value="12" calcext:value-type="float">
            <text:p>12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F(I-1,I(J-1)) ~</text:p>
          </table:table-cell>
          <table:table-cell office:value-type="string" calcext:value-type="string">
            <text:p>MSA/MSE </text:p>
          </table:table-cell>
          <table:table-cell table:formula="of:=[.N11]/[.N18]" office:value-type="float" office:value="11.3715341959335" calcext:value-type="float">
            <text:p>11.3715341959335</text:p>
          </table:table-cell>
          <table:table-cell office:value-type="string" calcext:value-type="string">
            <text:p>'= u</text:p>
          </table:table-cell>
          <table:table-cell/>
          <table:table-cell table:style-name="ce2" office:value-type="string" calcext:value-type="string">
            <text:p>Alpha = 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1 – Alpha/2 =</text:p>
          </table:table-cell>
          <table:table-cell table:formula="of:= 1 - [.J22]/2" office:value-type="float" office:value="0.995" calcext:value-type="float">
            <text:p>0.995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Alpha/2 =</text:p>
          </table:table-cell>
          <table:table-cell table:formula="of:=[.J22]/2"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FDIST([.F22];[.M12];[.M19];1)" office:value-type="float" office:value="0.99830223158875" calcext:value-type="float">
            <text:p>0.99830223158875</text:p>
          </table:table-cell>
          <table:table-cell table:number-columns-repeated="3"/>
          <table:table-cell table:style-name="ce2" office:value-type="string" calcext:value-type="string">
            <text:p>q_(1-Alpha/2)</text:p>
          </table:table-cell>
          <table:table-cell table:formula="of:=FINV([.J23];[.M12];[.M19])" office:value-type="float" office:value="8.50962705073174" calcext:value-type="float">
            <text:p>8.50962705073174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2" office:value-type="string" calcext:value-type="string">
            <text:p>q_Alpha/2 =</text:p>
          </table:table-cell>
          <table:table-cell table:formula="of:=FINV([.J24];[.M12];[.M19])" office:value-type="float" office:value="0.00501463620469655" calcext:value-type="float">
            <text:p>0.005014636204697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COM.MICROSOFT.F.DIST.RT([.F22];[.M12];[.M19])" office:value-type="float" office:value="0.00169776841124958" calcext:value-type="float">
            <text:p>0.0016977684112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_value</text:p>
          </table:table-cell>
          <table:table-cell table:formula="of:=2*MIN([.E25];[.E27])" office:value-type="float" office:value="0.00339553682249915" calcext:value-type="float">
            <text:p>0.00339553682249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/p_value</text:p>
          </table:table-cell>
          <table:table-cell table:formula="of:=1/[.E29]" office:value-type="float" office:value="294.50424256156" calcext:value-type="float">
            <text:p>294.50424256156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o one of 294 times we should see something such or more unusual as we see in example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We can then reject the assumption that means of groups are equa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 style:data-style-name="N2" text:time-value="13:59:00.450821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18:42:11.202262559</dc:date>
    <meta:editing-duration>PT1H43M25S</meta:editing-duration>
    <meta:editing-cycles>3</meta:editing-cycles>
    <meta:generator>LibreOffice/6.0.7.3$Linux_X86_64 LibreOffice_project/00m0$Build-3</meta:generator>
    <meta:document-statistic meta:table-count="1" meta:cell-count="116" meta:object-count="0"/>
  </office:meta>
</office:document-meta>
</file>